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e Apache Stanbol Enhancer</text:h>
      <text:p text:style-name="Standard"/>
      <text:p text:style-name="P1">The Stanbol enhancer can detect famous cities such as Paris and people such as Bob Marle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zaby Grünwald</meta:initial-creator>
    <meta:creation-date>2012-02-28T08:40:48</meta:creation-date>
    <dc:date>2012-02-28T08:42:03</dc:date>
    <dc:creator>Szaby Grünwald</dc:creator>
    <meta:editing-duration>PT00H01M16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1" meta:paragraph-count="2" meta:word-count="20" meta:character-count="117"/>
  </office:meta>
</office:document-meta>
</file>